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tandard">
      <style:text-properties officeooo:rsid="020c42b6" officeooo:paragraph-rsid="020c42b6"/>
    </style:style>
    <style:style style:name="P4" style:family="paragraph" style:parent-style-name="Standard">
      <style:text-properties fo:font-weight="bold" officeooo:rsid="020c42b6" officeooo:paragraph-rsid="020c42b6" style:font-weight-asian="bold" style:font-weight-complex="bold"/>
    </style:style>
    <style:style style:name="P5" style:family="paragraph" style:parent-style-name="Standard">
      <style:text-properties fo:font-weight="bold" officeooo:rsid="020da660" officeooo:paragraph-rsid="020da660" style:font-weight-asian="bold" style:font-weight-complex="bold"/>
    </style:style>
    <style:style style:name="P6" style:family="paragraph" style:parent-style-name="Standard">
      <style:text-properties fo:font-weight="bold" officeooo:rsid="0218d53d" officeooo:paragraph-rsid="0218d53d" style:font-weight-asian="bold" style:font-weight-complex="bold"/>
    </style:style>
    <style:style style:name="P7" style:family="paragraph" style:parent-style-name="Subtitle">
      <style:text-properties officeooo:rsid="001feb86" officeooo:paragraph-rsid="001feb86"/>
    </style:style>
    <style:style style:name="P8" style:family="paragraph" style:parent-style-name="Text_20_body">
      <style:text-properties officeooo:rsid="001feb86" officeooo:paragraph-rsid="001feb86"/>
    </style:style>
    <style:style style:name="P9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10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11" style:family="paragraph" style:parent-style-name="Text_20_body">
      <style:text-properties fo:font-weight="bold" officeooo:rsid="001feb86" officeooo:paragraph-rsid="01256e65" style:font-weight-asian="bold" style:font-weight-complex="bold"/>
    </style:style>
    <style:style style:name="P12" style:family="paragraph" style:parent-style-name="Text_20_body">
      <style:text-properties fo:font-weight="bold" officeooo:paragraph-rsid="00427f84" style:font-weight-asian="bold" style:font-weight-complex="bold"/>
    </style:style>
    <style:style style:name="P13" style:family="paragraph" style:parent-style-name="Text_20_body">
      <style:text-properties officeooo:rsid="006b168b" officeooo:paragraph-rsid="006b168b"/>
    </style:style>
    <style:style style:name="P14" style:family="paragraph" style:parent-style-name="Text_20_body">
      <style:text-properties officeooo:rsid="006b168b" officeooo:paragraph-rsid="01c93795"/>
    </style:style>
    <style:style style:name="P15" style:family="paragraph" style:parent-style-name="Text_20_body">
      <style:text-properties officeooo:paragraph-rsid="006b168b"/>
    </style:style>
    <style:style style:name="P16" style:family="paragraph" style:parent-style-name="Text_20_body">
      <style:text-properties officeooo:paragraph-rsid="01c93795"/>
    </style:style>
    <style:style style:name="P17" style:family="paragraph" style:parent-style-name="Text_20_body">
      <style:text-properties officeooo:paragraph-rsid="00276cca"/>
    </style:style>
    <style:style style:name="P18" style:family="paragraph" style:parent-style-name="Text_20_body">
      <style:text-properties fo:font-weight="normal" officeooo:rsid="006b168b" officeooo:paragraph-rsid="01c93795" style:font-weight-asian="normal" style:font-weight-complex="normal"/>
    </style:style>
    <style:style style:name="P19" style:family="paragraph" style:parent-style-name="Text_20_body">
      <style:text-properties officeooo:paragraph-rsid="02080875"/>
    </style:style>
    <style:style style:name="P20" style:family="paragraph" style:parent-style-name="Text_20_body">
      <style:text-properties officeooo:paragraph-rsid="001feb86"/>
    </style:style>
    <style:style style:name="P21" style:family="paragraph" style:parent-style-name="Text_20_body">
      <style:text-properties officeooo:paragraph-rsid="02398384"/>
    </style:style>
    <style:style style:name="P22" style:family="paragraph" style:parent-style-name="Title">
      <style:text-properties officeooo:rsid="001feb86" officeooo:paragraph-rsid="001feb86"/>
    </style:style>
    <style:style style:name="P23" style:family="paragraph" style:parent-style-name="Text_20_body">
      <style:text-properties fo:font-weight="normal" officeooo:rsid="01bad092" officeooo:paragraph-rsid="02080875" style:font-weight-asian="normal" style:font-weight-complex="normal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officeooo:rsid="023bc24d"/>
    </style:style>
    <style:style style:name="P26" style:family="paragraph" style:parent-style-name="Text_20_body" style:list-style-name="L1">
      <style:text-properties officeooo:rsid="023bc24d" officeooo:paragraph-rsid="023bc24d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officeooo:paragraph-rsid="024917e6"/>
    </style:style>
    <style:style style:name="P29" style:family="paragraph" style:parent-style-name="Text_20_body" style:list-style-name="L2">
      <style:text-properties officeooo:paragraph-rsid="024b58fc"/>
    </style:style>
    <style:style style:name="P30" style:family="paragraph" style:parent-style-name="Text_20_body" style:list-style-name="L2">
      <style:text-properties officeooo:rsid="024c55f7" officeooo:paragraph-rsid="024c55f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94164b" style:font-weight-asian="normal" style:font-weight-complex="normal"/>
    </style:style>
    <style:style style:name="T5" style:family="text">
      <style:text-properties fo:font-weight="normal" officeooo:rsid="01af409e" style:font-weight-asian="normal" style:font-weight-complex="normal"/>
    </style:style>
    <style:style style:name="T6" style:family="text">
      <style:text-properties fo:font-weight="normal" officeooo:rsid="01bad092" style:font-weight-asian="normal" style:font-weight-complex="normal"/>
    </style:style>
    <style:style style:name="T7" style:family="text">
      <style:text-properties fo:font-weight="normal" officeooo:rsid="02080875" style:font-weight-asian="normal" style:font-weight-complex="normal"/>
    </style:style>
    <style:style style:name="T8" style:family="text">
      <style:text-properties fo:font-weight="normal" officeooo:rsid="020aa47b" style:font-weight-asian="normal" style:font-weight-complex="normal"/>
    </style:style>
    <style:style style:name="T9" style:family="text">
      <style:text-properties fo:font-weight="normal" officeooo:rsid="020ec701" style:font-weight-asian="normal" style:font-weight-complex="normal"/>
    </style:style>
    <style:style style:name="T10" style:family="text">
      <style:text-properties fo:font-weight="normal" officeooo:rsid="02398384" style:font-weight-asian="normal" style:font-weight-complex="normal"/>
    </style:style>
    <style:style style:name="T11" style:family="text">
      <style:text-properties fo:font-weight="normal" officeooo:rsid="0256d0f4" style:font-weight-asian="normal" style:font-weight-complex="normal"/>
    </style:style>
    <style:style style:name="T12" style:family="text">
      <style:text-properties fo:font-weight="normal" officeooo:rsid="02580332" style:font-weight-asian="normal" style:font-weight-complex="normal"/>
    </style:style>
    <style:style style:name="T13" style:family="text">
      <style:text-properties fo:font-weight="normal" officeooo:rsid="0258be3d" style:font-weight-asian="normal" style:font-weight-complex="normal"/>
    </style:style>
    <style:style style:name="T14" style:family="text">
      <style:text-properties fo:font-weight="normal" officeooo:rsid="025a10ee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feb86" style:font-weight-asian="bold" style:font-weight-complex="bold"/>
    </style:style>
    <style:style style:name="T17" style:family="text">
      <style:text-properties fo:font-weight="bold" officeooo:rsid="020aa47b" style:font-weight-asian="bold" style:font-weight-complex="bold"/>
    </style:style>
    <style:style style:name="T18" style:family="text">
      <style:text-properties fo:font-weight="bold" officeooo:rsid="020b89f3" style:font-weight-asian="bold" style:font-weight-complex="bold"/>
    </style:style>
    <style:style style:name="T19" style:family="text">
      <style:text-properties officeooo:rsid="01ae4f0b"/>
    </style:style>
    <style:style style:name="T20" style:family="text">
      <style:text-properties officeooo:rsid="006b168b"/>
    </style:style>
    <style:style style:name="T21" style:family="text">
      <style:text-properties officeooo:rsid="0206c2d3"/>
    </style:style>
    <style:style style:name="T22" style:family="text">
      <style:text-properties officeooo:rsid="0213e4a9"/>
    </style:style>
    <style:style style:name="T23" style:family="text">
      <style:text-properties officeooo:rsid="022362bd"/>
    </style:style>
    <style:style style:name="T24" style:family="text">
      <style:text-properties officeooo:rsid="0230f7b9"/>
    </style:style>
    <style:style style:name="T25" style:family="text">
      <style:text-properties officeooo:rsid="023bc24d"/>
    </style:style>
    <style:style style:name="T26" style:family="text">
      <style:text-properties officeooo:rsid="02472555"/>
    </style:style>
    <style:style style:name="T27" style:family="text">
      <style:text-properties officeooo:rsid="024917e6"/>
    </style:style>
    <style:style style:name="T28" style:family="text">
      <style:text-properties officeooo:rsid="024a064f"/>
    </style:style>
    <style:style style:name="T29" style:family="text">
      <style:text-properties officeooo:rsid="024b58fc"/>
    </style:style>
    <style:style style:name="T30" style:family="text">
      <style:text-properties officeooo:rsid="024b5970"/>
    </style:style>
    <style:style style:name="T31" style:family="text">
      <style:text-properties officeooo:rsid="024c55f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ATA STRUCTURES LAB</text:p>
      <text:p text:style-name="P1">AMAL NATH M</text:p>
      <text:p text:style-name="P1">R3 11</text:p>
      <text:p text:style-name="P1"/>
      <text:p text:style-name="P7">EXPERIMENT <text:span text:style-name="T19">1</text:span><text:span text:style-name="T21">3</text:span></text:p>
      <text:p text:style-name="P8"/>
      <text:p text:style-name="P19"><text:span text:style-name="T16">AIM </text:span><text:span text:style-name="T3">:- </text:span></text:p>
      <text:p text:style-name="P23">1. Implement a Hash table using Chaining method. Let the size of hash table be 10 so that the index varies from 0 to 9.</text:p>
      <text:p text:style-name="P19"><text:span text:style-name="T6">2. Implement a Hash table that uses Linear Probing for collision resolution</text:span><text:span text:style-name="T7">.</text:span></text:p>
      <text:p text:style-name="P12"/>
      <text:p text:style-name="P21"><text:span text:style-name="T16">DATA STRUCTURE</text:span><text:span text:style-name="T17">S</text:span><text:span text:style-name="T16"> USED </text:span><text:span text:style-name="T3">:-</text:span><text:span text:style-name="T4"> </text:span><text:span text:style-name="T8">HASH TABLE using</text:span><text:span text:style-name="T2"> </text:span><text:span text:style-name="T8">LINKED LIST </text:span><text:span text:style-name="T10">and </text:span><text:span text:style-name="T5">ARRAY</text:span><text:span text:style-name="T8"> are</text:span><text:span text:style-name="T2"> the data structure</text:span><text:span text:style-name="T8">s</text:span><text:span text:style-name="T2"> used.</text:span></text:p>
      <text:p text:style-name="P9"/>
      <text:p text:style-name="P20"><text:span text:style-name="T15">ALGORITHM</text:span><text:span text:style-name="T17">S</text:span><text:span text:style-name="T1"> :- </text:span></text:p>
      <text:p text:style-name="P16"><text:span text:style-name="T20">Algorithm </text:span><text:span text:style-name="T22">OpenHash</text:span></text:p>
      <text:p text:style-name="P14">START</text:p>
      <text:list xml:id="list4127310538" text:style-name="L1">
        <text:list-item>
          <text:p text:style-name="P25">Read key</text:p>
        </text:list-item>
        <text:list-item>
          <text:p text:style-name="P24">h = key % 10</text:p>
        </text:list-item>
        <text:list-item>
          <text:p text:style-name="P24">ptr = hash[h]</text:p>
        </text:list-item>
        <text:list-item>
          <text:p text:style-name="P24">while (ptr-&gt;LINK != NULL)</text:p>
        </text:list-item>
        <text:list-item>
          <text:p text:style-name="P24"><text:s/><text:tab/>ptr = ptr-&gt;LINK</text:p>
        </text:list-item>
        <text:list-item>
          <text:p text:style-name="P26">endwhile</text:p>
        </text:list-item>
        <text:list-item>
          <text:p text:style-name="P24">ptr-&gt;LINK = <text:span text:style-name="T25">GetNode(NODE)</text:span></text:p>
        </text:list-item>
        <text:list-item>
          <text:p text:style-name="P24">ptr-&gt;LINK-&gt;DATA = key</text:p>
        </text:list-item>
        <text:list-item>
          <text:p text:style-name="P24">ptr-&gt;LINK-&gt;LINK = NULL</text:p>
        </text:list-item>
      </text:list>
      <text:p text:style-name="P18">STOP</text:p>
      <text:p text:style-name="P18"/>
      <text:p text:style-name="P15"><text:span text:style-name="T20">Algorithm </text:span><text:span text:style-name="T22">ClosedHash</text:span></text:p>
      <text:p text:style-name="P13">START</text:p>
      <text:list xml:id="list1868034379" text:style-name="L2">
        <text:list-item>
          <text:p text:style-name="P27"><text:span text:style-name="T26">Read</text:span> key</text:p>
        </text:list-item>
        <text:list-item>
          <text:p text:style-name="P27">h = key % <text:span text:style-name="T26">size</text:span></text:p>
        </text:list-item>
        <text:list-item>
          <text:p text:style-name="P27"><text:soft-page-break/>if (hash[h] == 0)</text:p>
        </text:list-item>
        <text:list-item>
          <text:p text:style-name="P27"><text:tab/>hash[h] = key</text:p>
        </text:list-item>
        <text:list-item>
          <text:p text:style-name="P27">else</text:p>
        </text:list-item>
        <text:list-item>
          <text:p text:style-name="P28"><text:tab/>for i = h+1 <text:span text:style-name="T27">till</text:span> n</text:p>
        </text:list-item>
        <text:list-item>
          <text:p text:style-name="P28"><text:s/><text:tab/><text:tab/>if (hash[i] == 0)</text:p>
        </text:list-item>
        <text:list-item>
          <text:p text:style-name="P28"><text:tab/><text:tab/><text:tab/>hash[i] = key</text:p>
        </text:list-item>
        <text:list-item>
          <text:p text:style-name="P28"><text:s/><text:tab/><text:tab/><text:tab/>return</text:p>
        </text:list-item>
        <text:list-item>
          <text:p text:style-name="P27"><text:tab/><text:tab/><text:span text:style-name="T27">endif</text:span></text:p>
        </text:list-item>
        <text:list-item>
          <text:p text:style-name="P27"><text:s/><text:tab/><text:span text:style-name="T30">endfor</text:span></text:p>
        </text:list-item>
        <text:list-item>
          <text:p text:style-name="P29"><text:tab/>for i = 0 <text:span text:style-name="T28">till</text:span> h</text:p>
        </text:list-item>
        <text:list-item>
          <text:p text:style-name="P29"><text:s/><text:tab/><text:tab/>if (hash[i] == 0)</text:p>
        </text:list-item>
        <text:list-item>
          <text:p text:style-name="P29"><text:tab/><text:tab/><text:tab/>hash[i] = key</text:p>
        </text:list-item>
        <text:list-item>
          <text:p text:style-name="P29"><text:s/><text:tab/><text:tab/><text:tab/>return</text:p>
        </text:list-item>
        <text:list-item>
          <text:p text:style-name="P27"><text:tab/><text:tab/><text:span text:style-name="T29">endif</text:span></text:p>
        </text:list-item>
        <text:list-item>
          <text:p text:style-name="P27"><text:s/><text:tab/><text:span text:style-name="T30">endfor</text:span></text:p>
        </text:list-item>
        <text:list-item>
          <text:p text:style-name="P27"><text:tab/><text:span text:style-name="T31">print </text:span>"Hash table is full!"</text:p>
        </text:list-item>
        <text:list-item>
          <text:p text:style-name="P30">endif</text:p>
        </text:list-item>
      </text:list>
      <text:p text:style-name="P13">STOP</text:p>
      <text:p text:style-name="P11"/>
      <text:p text:style-name="P10">PROGRAM CODE<text:span text:style-name="T1"> :- </text:span></text:p>
      <text:p text:style-name="P4">1.)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* LINK;</text:p>
      <text:p text:style-name="P2">};</text:p>
      <text:p text:style-name="P2"/>
      <text:p text:style-name="P2">void display(struct node** hash)</text:p>
      <text:p text:style-name="P2">{</text:p>
      <text:p text:style-name="P2"><text:tab/>struct node* ptr;</text:p>
      <text:p text:style-name="P2"><text:tab/>for(int i = 0; i &lt; 10; i++)</text:p>
      <text:p text:style-name="P2"><text:tab/>{</text:p>
      <text:p text:style-name="P2"><text:tab/><text:tab/>ptr = hash[i]-&gt;LINK;</text:p>
      <text:p text:style-name="P2"><text:tab/><text:tab/>printf("\n%d - ", i);</text:p>
      <text:p text:style-name="P2"><text:tab/><text:tab/>while(ptr != NULL)</text:p>
      <text:p text:style-name="P2"><text:tab/><text:tab/>{</text:p>
      <text:p text:style-name="P2"><text:soft-page-break/><text:tab/><text:tab/><text:tab/>printf("%d ", ptr-&gt;DATA);</text:p>
      <text:p text:style-name="P2"><text:tab/><text:tab/><text:tab/>ptr = ptr-&gt;LINK;</text:p>
      <text:p text:style-name="P2"><text:tab/><text:tab/>}</text:p>
      <text:p text:style-name="P2"><text:tab/>}</text:p>
      <text:p text:style-name="P2"><text:tab/>printf("\n");</text:p>
      <text:p text:style-name="P2">}</text:p>
      <text:p text:style-name="P2"/>
      <text:p text:style-name="P2">void new_entry(struct node** hash)</text:p>
      <text:p text:style-name="P2">{</text:p>
      <text:p text:style-name="P2"><text:tab/>int key;</text:p>
      <text:p text:style-name="P2"><text:tab/></text:p>
      <text:p text:style-name="P2"><text:tab/>printf("Enter the element\n");</text:p>
      <text:p text:style-name="P2"><text:tab/>scanf("%d", &amp;key);</text:p>
      <text:p text:style-name="P2"><text:tab/></text:p>
      <text:p text:style-name="P2"><text:tab/>int h = key % 10;</text:p>
      <text:p text:style-name="P2"><text:tab/></text:p>
      <text:p text:style-name="P2"><text:tab/>struct node *ptr = hash[h];</text:p>
      <text:p text:style-name="P2"><text:tab/></text:p>
      <text:p text:style-name="P2"><text:tab/>while(ptr-&gt;LINK != NULL)</text:p>
      <text:p text:style-name="P2"><text:tab/><text:tab/> ptr = ptr-&gt;LINK;</text:p>
      <text:p text:style-name="P2"><text:tab/></text:p>
      <text:p text:style-name="P2"><text:tab/>ptr-&gt;LINK = malloc(sizeof(struct node));</text:p>
      <text:p text:style-name="P2"><text:tab/>ptr-&gt;LINK-&gt;DATA = key;</text:p>
      <text:p text:style-name="P2"><text:tab/>ptr-&gt;LINK-&gt;LINK = NULL;</text:p>
      <text:p text:style-name="P2"><text:tab/></text:p>
      <text:p text:style-name="P2"><text:tab/>display(hash);</text:p>
      <text:p text:style-name="P2">}</text:p>
      <text:p text:style-name="P2"/>
      <text:p text:style-name="P2">void main()</text:p>
      <text:p text:style-name="P2">{</text:p>
      <text:p text:style-name="P2"><text:tab/>int flag;</text:p>
      <text:p text:style-name="P2"><text:tab/></text:p>
      <text:p text:style-name="P2"><text:tab/>struct node** hash = malloc(10 * sizeof(struct node*));</text:p>
      <text:p text:style-name="P2"><text:tab/>for(int i = 0; i &lt; 10; i++)</text:p>
      <text:p text:style-name="P2"><text:tab/>{</text:p>
      <text:p text:style-name="P2"><text:tab/><text:tab/>hash[i] = malloc(sizeof(struct node));</text:p>
      <text:p text:style-name="P2"><text:tab/><text:tab/>hash[i]-&gt;LINK = NULL;</text:p>
      <text:p text:style-name="P2"><text:tab/>}</text:p>
      <text:p text:style-name="P2"><text:tab/></text:p>
      <text:p text:style-name="P2"><text:tab/>while(1)</text:p>
      <text:p text:style-name="P2"><text:tab/>{</text:p>
      <text:p text:style-name="P2"><text:tab/><text:tab/>printf("\nEnter\n1. New entry\n2. Display Hash table\n3. Exit\n");</text:p>
      <text:p text:style-name="P2"><text:tab/><text:tab/>scanf("%d", &amp;flag);</text:p>
      <text:p text:style-name="P2"><text:tab/><text:tab/></text:p>
      <text:p text:style-name="P2"><text:tab/><text:tab/>switch(flag)</text:p>
      <text:p text:style-name="P2"><text:tab/><text:tab/>{</text:p>
      <text:p text:style-name="P2"><text:tab/><text:tab/><text:tab/>case 1:</text:p>
      <text:p text:style-name="P2"><text:tab/><text:tab/><text:tab/><text:tab/>new_entry(hash);</text:p>
      <text:p text:style-name="P2"><text:tab/><text:tab/><text:tab/><text:tab/>break;</text:p>
      <text:p text:style-name="P2"><text:tab/><text:tab/><text:tab/>case 2:</text:p>
      <text:p text:style-name="P2"><text:tab/><text:tab/><text:tab/><text:tab/>display(hash);</text:p>
      <text:p text:style-name="P2"><text:tab/><text:tab/><text:tab/><text:tab/>break;</text:p>
      <text:p text:style-name="P2"><text:soft-page-break/><text:tab/><text:tab/><text:tab/>case 3:</text:p>
      <text:p text:style-name="P2"><text:tab/><text:tab/><text:tab/><text:tab/>exit(0);</text:p>
      <text:p text:style-name="P2"><text:tab/><text:tab/><text:tab/>default:</text:p>
      <text:p text:style-name="P2"><text:tab/><text:tab/><text:tab/><text:tab/>printf("\nInvalid entry!\n");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4">2.)</text:p>
      <text:p text:style-name="P3">#include&lt;stdio.h&gt;</text:p>
      <text:p text:style-name="P3">#include&lt;stdlib.h&gt;</text:p>
      <text:p text:style-name="P3"/>
      <text:p text:style-name="P3">void display(int hash[], int n)</text:p>
      <text:p text:style-name="P3">{</text:p>
      <text:p text:style-name="P3"><text:tab/>printf("\n");</text:p>
      <text:p text:style-name="P3"><text:tab/>for(int i = 0; i &lt; n; i++)</text:p>
      <text:p text:style-name="P3"><text:tab/><text:tab/>printf("%d\n", hash[i]);</text:p>
      <text:p text:style-name="P3">}</text:p>
      <text:p text:style-name="P3"/>
      <text:p text:style-name="P3">void new_entry(int hash[], int n)</text:p>
      <text:p text:style-name="P3">{</text:p>
      <text:p text:style-name="P3"><text:tab/>int key;</text:p>
      <text:p text:style-name="P3"><text:tab/></text:p>
      <text:p text:style-name="P3"><text:tab/>printf("\nEnter the element\n");</text:p>
      <text:p text:style-name="P3"><text:tab/>scanf("%d", &amp;key);</text:p>
      <text:p text:style-name="P3"><text:tab/></text:p>
      <text:p text:style-name="P3"><text:tab/>int h = key % n;</text:p>
      <text:p text:style-name="P3"><text:tab/></text:p>
      <text:p text:style-name="P3"><text:tab/>if(hash[h] == 0)</text:p>
      <text:p text:style-name="P3"><text:tab/>{</text:p>
      <text:p text:style-name="P3"><text:tab/><text:tab/>hash[h] = key;</text:p>
      <text:p text:style-name="P3"><text:tab/><text:tab/>display(hash, n);</text:p>
      <text:p text:style-name="P3"><text:tab/>}</text:p>
      <text:p text:style-name="P3"><text:tab/>else</text:p>
      <text:p text:style-name="P3"><text:tab/>{</text:p>
      <text:p text:style-name="P3"><text:tab/><text:tab/>for(int i = h+1; i &lt; n; i++)</text:p>
      <text:p text:style-name="P3"><text:tab/><text:tab/><text:tab/>if(hash[i] == 0)</text:p>
      <text:p text:style-name="P3"><text:tab/><text:tab/><text:tab/>{</text:p>
      <text:p text:style-name="P3"><text:tab/><text:tab/><text:tab/><text:tab/>hash[i] = key;</text:p>
      <text:p text:style-name="P3"><text:tab/><text:tab/><text:tab/><text:tab/>display(hash, n);</text:p>
      <text:p text:style-name="P3"><text:tab/><text:tab/><text:tab/><text:tab/>return;</text:p>
      <text:p text:style-name="P3"><text:tab/><text:tab/><text:tab/>}</text:p>
      <text:p text:style-name="P3"><text:tab/><text:tab/>for(int i = 0; i &lt; h; i++)</text:p>
      <text:p text:style-name="P3"><text:tab/><text:tab/><text:tab/>if(hash[i] == 0)</text:p>
      <text:p text:style-name="P3"><text:tab/><text:tab/><text:tab/>{</text:p>
      <text:p text:style-name="P3"><text:tab/><text:tab/><text:tab/><text:tab/>hash[i] = key;</text:p>
      <text:p text:style-name="P3"><text:tab/><text:tab/><text:tab/><text:tab/>display(hash, n);</text:p>
      <text:p text:style-name="P3"><text:tab/><text:tab/><text:tab/><text:tab/>return;</text:p>
      <text:p text:style-name="P3"><text:tab/><text:tab/><text:tab/>}</text:p>
      <text:p text:style-name="P3"><text:tab/><text:tab/>printf("\nHash table is full!\n");</text:p>
      <text:p text:style-name="P3"><text:tab/>}</text:p>
      <text:p text:style-name="P3"><text:soft-page-break/>}</text:p>
      <text:p text:style-name="P3"/>
      <text:p text:style-name="P3">void main()</text:p>
      <text:p text:style-name="P3">{</text:p>
      <text:p text:style-name="P3"><text:tab/>int size, flag;</text:p>
      <text:p text:style-name="P3"><text:tab/></text:p>
      <text:p text:style-name="P3"><text:tab/>printf("<text:span text:style-name="T24">\n</text:span>Enter size of hash table\n");</text:p>
      <text:p text:style-name="P3"><text:tab/>scanf("%d", &amp;size);</text:p>
      <text:p text:style-name="P3"><text:tab/></text:p>
      <text:p text:style-name="P3"><text:tab/>int* hash = calloc(size, sizeof(int));</text:p>
      <text:p text:style-name="P3"><text:tab/></text:p>
      <text:p text:style-name="P3"><text:tab/>while(1)</text:p>
      <text:p text:style-name="P3"><text:tab/>{</text:p>
      <text:p text:style-name="P3"><text:tab/><text:tab/>printf("<text:span text:style-name="T23">\n</text:span>Enter\n1. New entry\n2. Display Hash table\n3. Exit\n");</text:p>
      <text:p text:style-name="P3"><text:tab/><text:tab/>scanf("%d", &amp;flag);</text:p>
      <text:p text:style-name="P3"><text:tab/><text:tab/></text:p>
      <text:p text:style-name="P3"><text:tab/><text:tab/>switch(flag)</text:p>
      <text:p text:style-name="P3"><text:tab/><text:tab/>{</text:p>
      <text:p text:style-name="P3"><text:tab/><text:tab/><text:tab/>case 1:</text:p>
      <text:p text:style-name="P3"><text:tab/><text:tab/><text:tab/><text:tab/>new_entry(hash, size);</text:p>
      <text:p text:style-name="P3"><text:tab/><text:tab/><text:tab/><text:tab/>break;</text:p>
      <text:p text:style-name="P3"><text:tab/><text:tab/><text:tab/>case 2:</text:p>
      <text:p text:style-name="P3"><text:tab/><text:tab/><text:tab/><text:tab/>display(hash, size);</text:p>
      <text:p text:style-name="P3"><text:tab/><text:tab/><text:tab/><text:tab/>break;</text:p>
      <text:p text:style-name="P3"><text:tab/><text:tab/><text:tab/>case 3:</text:p>
      <text:p text:style-name="P3"><text:tab/><text:tab/><text:tab/><text:tab/>exit(0);</text:p>
      <text:p text:style-name="P3"><text:tab/><text:tab/><text:tab/>default:</text:p>
      <text:p text:style-name="P3"><text:tab/><text:tab/><text:tab/><text:tab/>printf("\nInvalid entry!\n");</text:p>
      <text:p text:style-name="P3"><text:tab/><text:tab/><text:tab/><text:tab/>break;</text:p>
      <text:p text:style-name="P3"><text:tab/><text:tab/>}</text:p>
      <text:p text:style-name="P3"><text:tab/>}</text:p>
      <text:p text:style-name="P3">}</text:p>
      <text:p text:style-name="P3"/>
      <text:p text:style-name="P3"/>
      <text:p text:style-name="P3"/>
      <text:p text:style-name="P17"><text:span text:style-name="T16">SAMPLE OUTPUT</text:span><text:span text:style-name="T18">S</text:span><text:span text:style-name="T16"> </text:span><text:span text:style-name="T3">:-</text:span></text:p>
      <text:p text:style-name="P5">1.)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2</text:p>
      <text:p text:style-name="Standard"/>
      <text:p text:style-name="Standard">0 - </text:p>
      <text:p text:style-name="Standard">1 - </text:p>
      <text:p text:style-name="Standard">2 - </text:p>
      <text:p text:style-name="Standard">3 - </text:p>
      <text:p text:style-name="Standard">4 - </text:p>
      <text:p text:style-name="Standard">5 - </text:p>
      <text:p text:style-name="Standard">6 - </text:p>
      <text:p text:style-name="Standard">7 - </text:p>
      <text:p text:style-name="Standard"><text:soft-page-break/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5</text:p>
      <text:p text:style-name="Standard"/>
      <text:p text:style-name="Standard">0 - </text:p>
      <text:p text:style-name="Standard">1 - </text:p>
      <text:p text:style-name="Standard">2 - </text:p>
      <text:p text:style-name="Standard">3 - </text:p>
      <text:p text:style-name="Standard">4 - </text:p>
      <text:p text:style-name="Standard">5 - 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15</text:p>
      <text:p text:style-name="Standard"/>
      <text:p text:style-name="Standard">0 - </text:p>
      <text:p text:style-name="Standard">1 - </text:p>
      <text:p text:style-name="Standard">2 - </text:p>
      <text:p text:style-name="Standard">3 - </text:p>
      <text:p text:style-name="Standard">4 - </text:p>
      <text:p text:style-name="Standard">5 - 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2</text:p>
      <text:p text:style-name="Standard"/>
      <text:p text:style-name="Standard">0 - </text:p>
      <text:p text:style-name="Standard">1 - </text:p>
      <text:p text:style-name="Standard">2 - 2 </text:p>
      <text:p text:style-name="Standard"><text:soft-page-break/>3 - </text:p>
      <text:p text:style-name="Standard">4 - </text:p>
      <text:p text:style-name="Standard">5 - 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12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</text:p>
      <text:p text:style-name="Standard">5 - 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15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</text:p>
      <text:p text:style-name="Standard">5 - 5 1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<text:soft-page-break/>44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44 </text:p>
      <text:p text:style-name="Standard">5 - 5 1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2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44 </text:p>
      <text:p text:style-name="Standard">5 - 5 15 15 </text:p>
      <text:p text:style-name="Standard">6 - </text:p>
      <text:p text:style-name="Standard">7 - </text:p>
      <text:p text:style-name="Standard">8 -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>Enter the element</text:p>
      <text:p text:style-name="Standard">78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44 </text:p>
      <text:p text:style-name="Standard">5 - 5 15 15 </text:p>
      <text:p text:style-name="Standard">6 - </text:p>
      <text:p text:style-name="Standard">7 - </text:p>
      <text:p text:style-name="Standard">8 - 78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<text:soft-page-break/>3. Exit</text:p>
      <text:p text:style-name="Standard">1</text:p>
      <text:p text:style-name="Standard">Enter the element</text:p>
      <text:p text:style-name="Standard">16</text:p>
      <text:p text:style-name="Standard"/>
      <text:p text:style-name="Standard">0 - </text:p>
      <text:p text:style-name="Standard">1 - </text:p>
      <text:p text:style-name="Standard">2 - 2 12 </text:p>
      <text:p text:style-name="Standard">3 - </text:p>
      <text:p text:style-name="Standard">4 - 44 </text:p>
      <text:p text:style-name="Standard">5 - 5 15 15 </text:p>
      <text:p text:style-name="Standard">6 - 16 </text:p>
      <text:p text:style-name="Standard">7 - </text:p>
      <text:p text:style-name="Standard">8 - 78 </text:p>
      <text:p text:style-name="Standard">9 - 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3</text:p>
      <text:p text:style-name="Standard"/>
      <text:p text:style-name="Standard"/>
      <text:p text:style-name="P6">2.)</text:p>
      <text:p text:style-name="P6"/>
      <text:p text:style-name="Standard">Enter size of hash table</text:p>
      <text:p text:style-name="Standard">5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2</text:p>
      <text:p text:style-name="Standard"/>
      <text:p text:style-name="Standard">0</text:p>
      <text:p text:style-name="Standard">0</text:p>
      <text:p text:style-name="Standard">0</text:p>
      <text:p text:style-name="Standard">0</text:p>
      <text:p text:style-name="Standard">0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/>
      <text:p text:style-name="Standard">Enter the element</text:p>
      <text:p text:style-name="Standard">5</text:p>
      <text:p text:style-name="Standard"/>
      <text:p text:style-name="Standard">5</text:p>
      <text:p text:style-name="Standard">0</text:p>
      <text:p text:style-name="Standard">0</text:p>
      <text:p text:style-name="Standard"><text:soft-page-break/>0</text:p>
      <text:p text:style-name="Standard">0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/>
      <text:p text:style-name="Standard">Enter the element</text:p>
      <text:p text:style-name="Standard">4</text:p>
      <text:p text:style-name="Standard"/>
      <text:p text:style-name="Standard">5</text:p>
      <text:p text:style-name="Standard">0</text:p>
      <text:p text:style-name="Standard">0</text:p>
      <text:p text:style-name="Standard">0</text:p>
      <text:p text:style-name="Standard">4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/>
      <text:p text:style-name="Standard">Enter the element</text:p>
      <text:p text:style-name="Standard">14</text:p>
      <text:p text:style-name="Standard"/>
      <text:p text:style-name="Standard">5</text:p>
      <text:p text:style-name="Standard">14</text:p>
      <text:p text:style-name="Standard">0</text:p>
      <text:p text:style-name="Standard">0</text:p>
      <text:p text:style-name="Standard">4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/>
      <text:p text:style-name="Standard">Enter the element</text:p>
      <text:p text:style-name="Standard">15</text:p>
      <text:p text:style-name="Standard"/>
      <text:p text:style-name="Standard">5</text:p>
      <text:p text:style-name="Standard">14</text:p>
      <text:p text:style-name="Standard">15</text:p>
      <text:p text:style-name="Standard">0</text:p>
      <text:p text:style-name="Standard">4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<text:soft-page-break/>1</text:p>
      <text:p text:style-name="Standard"/>
      <text:p text:style-name="Standard">Enter the element</text:p>
      <text:p text:style-name="Standard">3</text:p>
      <text:p text:style-name="Standard"/>
      <text:p text:style-name="Standard">5</text:p>
      <text:p text:style-name="Standard">14</text:p>
      <text:p text:style-name="Standard">15</text:p>
      <text:p text:style-name="Standard">3</text:p>
      <text:p text:style-name="Standard">4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1</text:p>
      <text:p text:style-name="Standard"/>
      <text:p text:style-name="Standard">Enter the element</text:p>
      <text:p text:style-name="Standard">13</text:p>
      <text:p text:style-name="Standard"/>
      <text:p text:style-name="Standard">Hash table is full!</text:p>
      <text:p text:style-name="Standard"/>
      <text:p text:style-name="Standard">Enter</text:p>
      <text:p text:style-name="Standard">1. New entry</text:p>
      <text:p text:style-name="Standard">2. Display Hash table</text:p>
      <text:p text:style-name="Standard">3. Exit</text:p>
      <text:p text:style-name="Standard">3</text:p>
      <text:p text:style-name="Standard"/>
      <text:p text:style-name="Standard"/>
      <text:p text:style-name="Standard"><text:span text:style-name="T16"><text:line-break/>RESULT </text:span><text:span text:style-name="T3">:- </text:span><text:span text:style-name="T11">Hash tables are </text:span><text:span text:style-name="T13">implemented</text:span><text:span text:style-name="T11"> using </text:span><text:span text:style-name="T12">o</text:span><text:span text:style-name="T9">pen hashing </text:span><text:span text:style-name="T14">(chaining)</text:span><text:span text:style-name="T9"> and </text:span><text:span text:style-name="T12">c</text:span><text:span text:style-name="T9">losed hashing </text:span><text:span text:style-name="T14">(linear probing)</text:span><text:span text:style-name="T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1-02-07T11:49:07.612282944</dc:date>
    <meta:editing-duration>PT4H51M24S</meta:editing-duration>
    <meta:editing-cycles>232</meta:editing-cycles>
    <meta:generator>LibreOffice/6.4.6.2$Linux_X86_64 LibreOffice_project/40$Build-2</meta:generator>
    <meta:document-statistic meta:table-count="0" meta:image-count="0" meta:object-count="0" meta:page-count="11" meta:paragraph-count="450" meta:word-count="1051" meta:character-count="4768" meta:non-whitespace-character-count="3806"/>
  </office:meta>
</office:document-meta>
</file>